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3"/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fo:border="none"/>
    </style:style>
    <style:style style:name="ce3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3">
      <style:table-cell-properties fo:border="none"/>
    </style:style>
    <style:style style:name="ce17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5.23pt" svg:x="2.32pt" svg:y="280.83pt">
            <draw:object draw:notify-on-update-of-ranges="Sheet1.C2:Sheet1.J2 Sheet1.B3:Sheet1.B3 Sheet1.C3:Sheet1.J3 Sheet1.B4:Sheet1.B4 Sheet1.C4:Sheet1.J4 Sheet1.B5:Sheet1.B5 Sheet1.C5:Sheet1.J5 Sheet1.B6:Sheet1.B6 Sheet1.C6:Sheet1.J6 Sheet1.B7:Sheet1.B7 Sheet1.C7:Sheet1.J7 Sheet1.B8:Sheet1.B8 Sheet1.C8:Sheet1.J8 Sheet1.B9:Sheet1.B9 Sheet1.C9:Sheet1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3pt" svg:x="155.37pt" svg:y="324.51pt">
            <draw:object draw:notify-on-update-of-ranges="Sheet1.B13:Sheet1.B13 Sheet1.C13:Sheet1.J13 Sheet1.B14:Sheet1.B14 Sheet1.C14:Sheet1.J14 Sheet1.B15:Sheet1.B15 Sheet1.C15:Sheet1.J15 Sheet1.B16:Sheet1.B16 Sheet1.C16:Sheet1.J16 Sheet1.B17:Sheet1.B17 Sheet1.C17:Sheet1.J17 Sheet1.B18:Sheet1.B18 Sheet1.C18:Sheet1.J18 Sheet1.B19:Sheet1.B19 Sheet1.C19:Sheet1.J19 Sheet1.B20:Sheet1.B20 Sheet1.C20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default-cell-style-name="ce29"/>
        <table:table-column table:style-name="co2" table:number-columns-repeated="6" table:default-cell-style-name="ce30"/>
        <table:table-column table:style-name="co2" table:default-cell-style-name="ce36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KLR</text:p>
          </table:table-cell>
          <table:covered-table-cell table:style-name="ce11"/>
          <table:table-cell table:style-name="ce1" office:value-type="string" calcext:value-type="string" table:number-columns-spanned="8" table:number-rows-spanned="1">
            <text:p>Sample Size</text:p>
          </table:table-cell>
          <table:covered-table-cell table:style-name="ce27"/>
          <table:covered-table-cell table:number-columns-repeated="4" table:style-name="ce14"/>
          <table:covered-table-cell table:number-columns-repeated="2" table:style-name="ce35"/>
          <table:table-cell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7" office:value-type="percentage" office:value="0.01" calcext:value-type="percentage">
            <text:p>1%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6"/>
          <table:table-cell table:style-name="ce28"/>
          <table:table-cell table:style-name="ce33"/>
          <table:table-cell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/>
          <table:table-cell table:style-name="ce29" table:number-columns-repeat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style-name="ce30"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30"/>
          <table:table-cell table:style-name="ce29" table:number-columns-repeated="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9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7"/>
          <table:table-cell table:style-name="ce37"/>
          <table:table-cell/>
        </table:table-row>
        <table:table-row table:style-name="ro1">
          <table:table-cell/>
          <table:table-cell table:style-name="Default" office:value-type="string" calcext:value-type="string">
            <text:p>delta</text:p>
          </table:table-cell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style-name="ce9" office:value-type="string" calcext:value-type="string" table:number-columns-spanned="2" table:number-rows-spanned="2">
            <text:p>SKLR</text:p>
          </table:table-cell>
          <table:covered-table-cell table:style-name="ce16"/>
          <table:table-cell table:style-name="ce9" office:value-type="string" calcext:value-type="string" table:number-columns-spanned="8" table:number-rows-spanned="1">
            <text:p>Sample Size</text:p>
          </table:table-cell>
          <table:covered-table-cell table:style-name="ce27"/>
          <table:covered-table-cell table:number-columns-repeated="4" table:style-name="ce14"/>
          <table:covered-table-cell table:number-columns-repeated="2" table:style-name="ce35"/>
          <table:table-cell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7" office:value-type="percentage" office:value="0.01" calcext:value-type="percentage">
            <text:p>1%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6"/>
          <table:table-cell table:style-name="ce28" office:value-type="percentage" office:value="0.8875" calcext:value-type="percentage">
            <text:p>88.750%</text:p>
          </table:table-cell>
          <table:table-cell table:style-name="ce33" office:value-type="percentage" office:value="0.786325" calcext:value-type="percentage">
            <text:p>78.633%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/>
          <table:table-cell table:style-name="ce29" table:number-columns-repeated="5"/>
          <table:table-cell office:value-type="float" office:value="0.8858" calcext:value-type="float">
            <text:p>0.886</text:p>
          </table:table-cell>
          <table:table-cell office:value-type="float" office:value="0.7934" calcext:value-type="float">
            <text:p>0.79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6"/>
          <table:table-cell office:value-type="float" office:value="0.898" calcext:value-type="float">
            <text:p>0.898</text:p>
          </table:table-cell>
          <table:table-cell office:value-type="float" office:value="0.7977" calcext:value-type="float">
            <text:p>0.79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style-name="ce30"/>
          <table:table-cell table:number-columns-repeated="5"/>
          <table:table-cell office:value-type="float" office:value="0.8917" calcext:value-type="float">
            <text:p>0.892</text:p>
          </table:table-cell>
          <table:table-cell office:value-type="float" office:value="0.7937" calcext:value-type="float">
            <text:p>0.79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30"/>
          <table:table-cell table:style-name="ce29" table:number-columns-repeated="5"/>
          <table:table-cell office:value-type="float" office:value="0.8896" calcext:value-type="float">
            <text:p>0.890</text:p>
          </table:table-cell>
          <table:table-cell office:value-type="float" office:value="0.7847" calcext:value-type="float">
            <text:p>0.78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6"/>
          <table:table-cell office:value-type="float" office:value="0.8761" calcext:value-type="float">
            <text:p>0.876</text:p>
          </table:table-cell>
          <table:table-cell office:value-type="float" office:value="0.7737" calcext:value-type="float">
            <text:p>0.774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6"/>
          <table:table-cell table:style-name="ce32" office:value-type="float" office:value="0.8826" calcext:value-type="float">
            <text:p>0.883</text:p>
          </table:table-cell>
          <table:table-cell table:style-name="ce37" office:value-type="float" office:value="0.7769" calcext:value-type="float">
            <text:p>0.777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elta</text:p>
          </table:table-cell>
          <table:table-cell table:style-name="Default" table:number-columns-repeated="6"/>
          <table:table-cell table:number-columns-repeated="2" table:style-name="Default" office:value-type="float" office:value="0.001" calcext:value-type="float">
            <text:p>0.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4:06:45.883012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9:40.258315984</meta:creation-date>
    <meta:generator>LibreOffice/6.0.6.2$Linux_X86_64 LibreOffice_project/00m0$Build-2</meta:generator>
    <dc:date>2018-11-29T16:07:57.423832908</dc:date>
    <meta:editing-duration>PT3H11M11S</meta:editing-duration>
    <meta:editing-cycles>8</meta:editing-cycles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7.493cm" svg:y="0.316cm" chart:style-name="ch2">
          <text:p>KLR</text:p>
        </chart:title>
        <chart:legend chart:legend-position="end" svg:x="12.831cm" svg:y="2.709cm" style:legend-expansion="high" chart:style-name="ch3"/>
        <chart:plot-area chart:style-name="ch4" table:cell-range-address="Sheet1.B2:Sheet1.J9" chart:data-source-has-labels="both" svg:x="0.32cm" svg:y="1.275cm" svg:width="12.191cm" svg:height="7.55cm">
          <chartooo:coordinate-region svg:x="1.232cm" svg:y="1.474cm" svg:width="11.026cm" svg:height="6.704cm"/>
          <chart:axis chart:dimension="x" chart:name="primary-x" chart:style-name="ch5" chartooo:axis-type="auto">
            <chartooo:date-scale/>
            <chart:categories table:cell-range-address="Sheet1.C2:Sheet1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J3" chart:label-cell-address="Sheet1.B3:Sheet1.B3" chart:class="chart:line">
            <chart:data-point chart:repeated="8"/>
          </chart:series>
          <chart:series chart:style-name="ch9" chart:values-cell-range-address="Sheet1.C4:Sheet1.J4" chart:label-cell-address="Sheet1.B4:Sheet1.B4" chart:class="chart:line">
            <chart:data-point chart:repeated="8"/>
          </chart:series>
          <chart:series chart:style-name="ch10" chart:values-cell-range-address="Sheet1.C5:Sheet1.J5" chart:label-cell-address="Sheet1.B5:Sheet1.B5" chart:class="chart:line">
            <chart:data-point chart:repeated="8"/>
          </chart:series>
          <chart:series chart:style-name="ch11" chart:values-cell-range-address="Sheet1.C6:Sheet1.J6" chart:label-cell-address="Sheet1.B6:Sheet1.B6" chart:class="chart:line">
            <chart:data-point chart:repeated="8"/>
          </chart:series>
          <chart:series chart:style-name="ch12" chart:values-cell-range-address="Sheet1.C7:Sheet1.J7" chart:label-cell-address="Sheet1.B7:Sheet1.B7" chart:class="chart:line">
            <chart:data-point chart:repeated="8"/>
          </chart:series>
          <chart:series chart:style-name="ch13" chart:values-cell-range-address="Sheet1.C8:Sheet1.J8" chart:label-cell-address="Sheet1.B8:Sheet1.B8" chart:class="chart:line">
            <chart:data-point chart:repeated="8"/>
          </chart:series>
          <chart:series chart:style-name="ch14" chart:values-cell-range-address="Sheet1.C9:Sheet1.J9" chart:label-cell-address="Sheet1.B9:Sheet1.B9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2:Sheet1.J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3:Sheet1.B3</svg:desc>
                </draw:g>
              </table:table-cell>
              <table:table-cell office:value-type="float" office:value="NaN">
                <text:p>NaN</text:p>
                <draw:g>
                  <svg:desc>Sheet1.C3:Sheet1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cision -1</text:p>
                <draw:g>
                  <svg:desc>Sheet1.B4:Sheet1.B4</svg:desc>
                </draw:g>
              </table:table-cell>
              <table:table-cell office:value-type="float" office:value="NaN">
                <text:p>NaN</text:p>
                <draw:g>
                  <svg:desc>Sheet1.C4:Sheet1.J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all -1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J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-Score -1</text:p>
                <draw:g>
                  <svg:desc>Sheet1.B6:Sheet1.B6</svg:desc>
                </draw:g>
              </table:table-cell>
              <table:table-cell office:value-type="float" office:value="NaN">
                <text:p>NaN</text:p>
                <draw:g>
                  <svg:desc>Sheet1.C6:Sheet1.J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cision 1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J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all 1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-Score 1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5">
      <style:chart-properties chart:display-label="true" chart:logarithmic="false" chart:minimum="0.7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7.348cm" svg:y="0.316cm" chart:style-name="ch2">
          <text:p>SKLR</text:p>
        </chart:title>
        <chart:legend chart:legend-position="end" svg:x="12.831cm" svg:y="2.709cm" style:legend-expansion="high" chart:style-name="ch3"/>
        <chart:plot-area chart:style-name="ch4" table:cell-range-address="Sheet1.B13:Sheet1.J20" chart:data-source-has-labels="both" svg:x="0.32cm" svg:y="1.275cm" svg:width="12.191cm" svg:height="7.55cm">
          <chartooo:coordinate-region svg:x="1.418cm" svg:y="1.474cm" svg:width="10.84cm" svg:height="6.704cm"/>
          <chart:axis chart:dimension="x" chart:name="primary-x" chart:style-name="ch5" chartooo:axis-type="auto">
            <chartooo:date-scale/>
            <chart:categories table:cell-range-address="Sheet1.C13:Sheet1.J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4:Sheet1.J14" chart:label-cell-address="Sheet1.B14:Sheet1.B14" chart:class="chart:line">
            <chart:data-point chart:repeated="8"/>
          </chart:series>
          <chart:series chart:style-name="ch9" chart:values-cell-range-address="Sheet1.C15:Sheet1.J15" chart:label-cell-address="Sheet1.B15:Sheet1.B15" chart:class="chart:line">
            <chart:data-point chart:repeated="8"/>
          </chart:series>
          <chart:series chart:style-name="ch10" chart:values-cell-range-address="Sheet1.C16:Sheet1.J16" chart:label-cell-address="Sheet1.B16:Sheet1.B16" chart:class="chart:line">
            <chart:data-point chart:repeated="8"/>
          </chart:series>
          <chart:series chart:style-name="ch11" chart:values-cell-range-address="Sheet1.C17:Sheet1.J17" chart:label-cell-address="Sheet1.B17:Sheet1.B17" chart:class="chart:line">
            <chart:data-point chart:repeated="8"/>
          </chart:series>
          <chart:series chart:style-name="ch12" chart:values-cell-range-address="Sheet1.C18:Sheet1.J18" chart:label-cell-address="Sheet1.B18:Sheet1.B18" chart:class="chart:line">
            <chart:data-point chart:repeated="8"/>
          </chart:series>
          <chart:series chart:style-name="ch13" chart:values-cell-range-address="Sheet1.C19:Sheet1.J19" chart:label-cell-address="Sheet1.B19:Sheet1.B19" chart:class="chart:line">
            <chart:data-point chart:repeated="8"/>
          </chart:series>
          <chart:series chart:style-name="ch14" chart:values-cell-range-address="Sheet1.C20:Sheet1.J20" chart:label-cell-address="Sheet1.B20:Sheet1.B20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13:Sheet1.J13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J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5">
                <text:p>0.8875</text:p>
              </table:table-cell>
              <table:table-cell office:value-type="float" office:value="0.786325">
                <text:p>0.786325</text:p>
              </table:table-cell>
            </table:table-row>
            <table:table-row>
              <table:table-cell office:value-type="string">
                <text:p>Precision -1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J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8">
                <text:p>0.8858</text:p>
              </table:table-cell>
              <table:table-cell office:value-type="float" office:value="0.7934">
                <text:p>0.7934</text:p>
              </table:table-cell>
            </table:table-row>
            <table:table-row>
              <table:table-cell office:value-type="string">
                <text:p>Recall -1</text:p>
                <draw:g>
                  <svg:desc>Sheet1.B16:Sheet1.B16</svg:desc>
                </draw:g>
              </table:table-cell>
              <table:table-cell office:value-type="float" office:value="NaN">
                <text:p>NaN</text:p>
                <draw:g>
                  <svg:desc>Sheet1.C16:Sheet1.J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8">
                <text:p>0.898</text:p>
              </table:table-cell>
              <table:table-cell office:value-type="float" office:value="0.7977">
                <text:p>0.7977</text:p>
              </table:table-cell>
            </table:table-row>
            <table:table-row>
              <table:table-cell office:value-type="string">
                <text:p>F-Score -1</text:p>
                <draw:g>
                  <svg:desc>Sheet1.B17:Sheet1.B17</svg:desc>
                </draw:g>
              </table:table-cell>
              <table:table-cell office:value-type="float" office:value="NaN">
                <text:p>NaN</text:p>
                <draw:g>
                  <svg:desc>Sheet1.C17:Sheet1.J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7">
                <text:p>0.8917</text:p>
              </table:table-cell>
              <table:table-cell office:value-type="float" office:value="0.7937">
                <text:p>0.7937</text:p>
              </table:table-cell>
            </table:table-row>
            <table:table-row>
              <table:table-cell office:value-type="string">
                <text:p>Precision 1</text:p>
                <draw:g>
                  <svg:desc>Sheet1.B18:Sheet1.B18</svg:desc>
                </draw:g>
              </table:table-cell>
              <table:table-cell office:value-type="float" office:value="NaN">
                <text:p>NaN</text:p>
                <draw:g>
                  <svg:desc>Sheet1.C18:Sheet1.J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96">
                <text:p>0.8896</text:p>
              </table:table-cell>
              <table:table-cell office:value-type="float" office:value="0.7847">
                <text:p>0.7847</text:p>
              </table:table-cell>
            </table:table-row>
            <table:table-row>
              <table:table-cell office:value-type="string">
                <text:p>Recall 1</text:p>
                <draw:g>
                  <svg:desc>Sheet1.B19:Sheet1.B19</svg:desc>
                </draw:g>
              </table:table-cell>
              <table:table-cell office:value-type="float" office:value="NaN">
                <text:p>NaN</text:p>
                <draw:g>
                  <svg:desc>Sheet1.C19:Sheet1.J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61">
                <text:p>0.8761</text:p>
              </table:table-cell>
              <table:table-cell office:value-type="float" office:value="0.7737">
                <text:p>0.7737</text:p>
              </table:table-cell>
            </table:table-row>
            <table:table-row>
              <table:table-cell office:value-type="string">
                <text:p>F-Score 1</text:p>
                <draw:g>
                  <svg:desc>Sheet1.B20:Sheet1.B20</svg:desc>
                </draw:g>
              </table:table-cell>
              <table:table-cell office:value-type="float" office:value="NaN">
                <text:p>NaN</text:p>
                <draw:g>
                  <svg:desc>Sheet1.C20:Sheet1.J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26">
                <text:p>0.8826</text:p>
              </table:table-cell>
              <table:table-cell office:value-type="float" office:value="0.7769">
                <text:p>0.77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